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 style:list-style-name="L1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/>
    </style:style>
    <style:style style:name="P10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RSt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1" draw:id="id1" draw:layer="layout" svg:width="1.215cm" svg:height="0.623cm" svg:x="1.548cm" svg:y="4.389cm">
          <text:p><text:span text:style-name="T3">RAi</text:span></text:p>
        </draw:rect>
        <draw:connector draw:style-name="gr7" draw:layer="layout" svg:x1="2.763cm" svg:y1="4.7cm" svg:x2="8.756cm" svg:y2="4.7cm" draw:start-shape="id1" draw:start-glue-point="1" draw:end-shape="id2" draw:end-glue-point="3" svg:d="M2763 4700h5993">
          <text:p/>
        </draw:connector>
        <draw:rect draw:style-name="gr8" draw:text-style-name="P4" xml:id="id2" draw:id="id2" draw:layer="layout" svg:width="1.004cm" svg:height="0.416cm" svg:x="8.756cm" svg:y="4.492cm">
          <text:p/>
        </draw:rect>
        <draw:rect draw:style-name="gr6" draw:text-style-name="P3" xml:id="id4" draw:id="id4" draw:layer="layout" svg:width="1.215cm" svg:height="0.623cm" svg:x="18.249cm" svg:y="4.389cm">
          <text:p><text:span text:style-name="T3">RAi</text:span></text:p>
        </draw:rect>
        <draw:rect draw:style-name="gr8" draw:text-style-name="P4" xml:id="id3" draw:id="id3" draw:layer="layout" svg:width="1.004cm" svg:height="0.416cm" svg:x="10.856cm" svg:y="4.492cm">
          <text:p/>
        </draw:rect>
        <draw:connector draw:style-name="gr7" draw:layer="layout" svg:x1="11.86cm" svg:y1="4.7cm" svg:x2="18.249cm" svg:y2="4.7cm" draw:start-shape="id3" draw:start-glue-point="1" draw:end-shape="id4" draw:end-glue-point="3" svg:d="M11860 4700h6389">
          <text:p/>
        </draw:connector>
        <draw:frame draw:style-name="gr9" draw:text-style-name="P5" draw:layer="layout" svg:width="4.707cm" svg:height="0.698cm" svg:x="12.133cm" svg:y="4.105cm">
          <draw:text-box>
            <text:p><text:span text:style-name="T4">RxSarRep</text:span></text:p>
          </draw:text-box>
        </draw:frame>
        <draw:frame draw:style-name="gr10" draw:text-style-name="P5" draw:layer="layout" svg:width="3.75cm" svg:height="0.839cm" svg:x="2.862cm" svg:y="4.064cm">
          <draw:text-box>
            <text:p><text:span text:style-name="T4">RxSarQry</text:span></text:p>
          </draw:text-box>
        </draw:frame>
        <draw:rect draw:style-name="gr11" draw:text-style-name="P6" draw:layer="layout" svg:width="18cm" svg:height="11.988cm" svg:x="1.508cm" svg:y="1.457cm">
          <text:p/>
        </draw:rect>
        <draw:rect draw:style-name="gr6" draw:text-style-name="P3" xml:id="id5" draw:id="id5" draw:layer="layout" svg:width="1.215cm" svg:height="0.623cm" svg:x="1.542cm" svg:y="5.696cm">
          <text:p><text:span text:style-name="T3">RXe</text:span></text:p>
        </draw:rect>
        <draw:connector draw:style-name="gr7" draw:layer="layout" svg:x1="2.757cm" svg:y1="6.007cm" svg:x2="8.75cm" svg:y2="6.007cm" draw:start-shape="id5" draw:start-glue-point="1" draw:end-shape="id6" draw:end-glue-point="3" svg:d="M2757 6007h5993">
          <text:p/>
        </draw:connector>
        <draw:rect draw:style-name="gr8" draw:text-style-name="P4" xml:id="id6" draw:id="id6" draw:layer="layout" svg:width="1.004cm" svg:height="0.416cm" svg:x="8.75cm" svg:y="5.799cm">
          <text:p/>
        </draw:rect>
        <draw:frame draw:style-name="gr10" draw:text-style-name="P5" draw:layer="layout" svg:width="3.75cm" svg:height="0.839cm" svg:x="2.856cm" svg:y="5.371cm">
          <draw:text-box>
            <text:p><text:span text:style-name="T4">RxSarQry</text:span></text:p>
          </draw:text-box>
        </draw:frame>
        <draw:rect draw:style-name="gr6" draw:text-style-name="P3" xml:id="id7" draw:id="id7" draw:layer="layout" svg:width="1.215cm" svg:height="0.623cm" svg:x="1.53cm" svg:y="8.91cm">
          <text:p><text:span text:style-name="T3">TXe</text:span></text:p>
        </draw:rect>
        <draw:connector draw:style-name="gr7" draw:layer="layout" svg:x1="2.745cm" svg:y1="9.221cm" svg:x2="8.738cm" svg:y2="9.221cm" draw:start-shape="id7" draw:start-glue-point="1" draw:end-shape="id8" draw:end-glue-point="3" svg:d="M2745 9221h5993">
          <text:p/>
        </draw:connector>
        <draw:rect draw:style-name="gr8" draw:text-style-name="P4" xml:id="id8" draw:id="id8" draw:layer="layout" svg:width="1.004cm" svg:height="0.416cm" svg:x="8.738cm" svg:y="9.013cm">
          <text:p/>
        </draw:rect>
        <draw:frame draw:style-name="gr10" draw:text-style-name="P5" draw:layer="layout" svg:width="3.75cm" svg:height="0.839cm" svg:x="2.844cm" svg:y="8.585cm">
          <draw:text-box>
            <text:p><text:span text:style-name="T4">RxSarReq</text:span></text:p>
          </draw:text-box>
        </draw:frame>
        <draw:rect draw:style-name="gr6" draw:text-style-name="P3" xml:id="id10" draw:id="id10" draw:layer="layout" svg:width="1.215cm" svg:height="0.623cm" svg:x="18.256cm" svg:y="5.697cm">
          <text:p><text:span text:style-name="T3">RXe</text:span></text:p>
        </draw:rect>
        <draw:rect draw:style-name="gr8" draw:text-style-name="P4" xml:id="id9" draw:id="id9" draw:layer="layout" svg:width="1.004cm" svg:height="0.416cm" svg:x="10.863cm" svg:y="5.8cm">
          <text:p/>
        </draw:rect>
        <draw:connector draw:style-name="gr7" draw:layer="layout" svg:x1="11.867cm" svg:y1="6.008cm" svg:x2="18.256cm" svg:y2="6.008cm" draw:start-shape="id9" draw:start-glue-point="1" draw:end-shape="id10" draw:end-glue-point="3" svg:d="M11867 6008h6389">
          <text:p/>
        </draw:connector>
        <draw:frame draw:style-name="gr9" draw:text-style-name="P5" draw:layer="layout" svg:width="4.707cm" svg:height="0.698cm" svg:x="12.14cm" svg:y="5.413cm">
          <draw:text-box>
            <text:p><text:span text:style-name="T4">RxSarRep</text:span></text:p>
          </draw:text-box>
        </draw:frame>
        <draw:rect draw:style-name="gr6" draw:text-style-name="P3" xml:id="id12" draw:id="id12" draw:layer="layout" svg:width="1.215cm" svg:height="0.623cm" svg:x="18.27cm" svg:y="8.813cm">
          <text:p><text:span text:style-name="T3">TXe</text:span></text:p>
        </draw:rect>
        <draw:rect draw:style-name="gr8" draw:text-style-name="P4" xml:id="id11" draw:id="id11" draw:layer="layout" svg:width="1.004cm" svg:height="0.416cm" svg:x="10.877cm" svg:y="8.916cm">
          <text:p/>
        </draw:rect>
        <draw:connector draw:style-name="gr7" draw:layer="layout" svg:x1="11.881cm" svg:y1="9.124cm" svg:x2="18.27cm" svg:y2="9.124cm" draw:start-shape="id11" draw:start-glue-point="1" draw:end-shape="id12" draw:end-glue-point="3" svg:d="M11881 9124h6389">
          <text:p/>
        </draw:connector>
        <draw:frame draw:style-name="gr9" draw:text-style-name="P5" draw:layer="layout" svg:width="4.707cm" svg:height="0.698cm" svg:x="12.154cm" svg:y="8.529cm">
          <draw:text-box>
            <text:p><text:span text:style-name="T4">RxSarRep</text:span></text:p>
          </draw:text-box>
        </draw:frame>
        <draw:g>
          <draw:rect draw:style-name="gr12" draw:text-style-name="P9" draw:layer="layout" svg:width="3.334cm" svg:height="6.615cm" svg:x="8.638cm" svg:y="3.789cm" draw:corner-radius="0.25cm">
            <text:p text:style-name="P7"><text:span text:style-name="T5"><text:s/></text:span><text:span text:style-name="T6">RSt</text:span></text:p>
            <text:p text:style-name="P8"><text:span text:style-name="T7"><text:s text:c="4"/></text:span><text:span text:style-name="T7">RxSarTable</text:span><text:span text:style-name="T6"> </text:span></text:p>
          </draw:rect>
        </draw:g>
        <draw:custom-shape draw:style-name="gr13" draw:text-style-name="P10" draw:layer="layout" svg:width="0.718cm" svg:height="0.374cm" svg:x="7.066cm" svg:y="4.494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7.066cm" svg:y="5.795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7.066cm" svg:y="8.997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16.667cm" svg:y="4.495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16.667cm" svg:y="5.696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16.667cm" svg:y="8.998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6H8M43S</meta:editing-duration>
    <meta:editing-cycles>207</meta:editing-cycles>
    <meta:generator>OpenOffice/4.1.6$Unix OpenOffice.org_project/416m1$Build-9790</meta:generator>
    <dc:date>2020-07-16T14:50:17</dc:date>
    <dc:creator>Francois Abel</dc:creator>
    <meta:printed-by>Francois Abel</meta:printed-by>
    <meta:print-date>2018-11-01T20:08:16.68</meta:print-date>
    <meta:document-statistic meta:object-count="40"/>
  </office:meta>
</office:document-meta>
</file>